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e14e" officeooo:paragraph-rsid="0005e14e"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e14e" officeooo:paragraph-rsid="0007287a"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5e14e" officeooo:paragraph-rsid="001270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7287a" officeooo:paragraph-rsid="0007287a"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style:text-underline-style="none" fo:font-weight="normal" officeooo:rsid="0005e14e" officeooo:paragraph-rsid="0005e14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1270a3" officeooo:paragraph-rsid="0019693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1270a3" officeooo:paragraph-rsid="002109d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italic" style:text-underline-style="none" fo:font-weight="normal" officeooo:rsid="001270a3" officeooo:paragraph-rsid="001270a3"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5e14e" officeooo:paragraph-rsid="0005e14e" style:font-size-asian="14pt" style:font-weight-asian="bold" style:font-size-complex="14pt" style:font-weight-complex="bold"/>
    </style:style>
    <style:style style:name="P10"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196937" officeooo:paragraph-rsid="002109d9"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2pt" fo:font-style="normal" style:text-underline-style="none" fo:font-weight="normal" officeooo:rsid="0021c540" officeooo:paragraph-rsid="002109d9"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normal" officeooo:rsid="0021c540" officeooo:paragraph-rsid="002aa88d"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1270a3" officeooo:paragraph-rsid="0019693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1270a3" officeooo:paragraph-rsid="002b4d0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5e14e" officeooo:paragraph-rsid="002534a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05e14e" officeooo:paragraph-rsid="002534a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5e14e" officeooo:paragraph-rsid="000fde1b" style:font-size-asian="14pt" style:font-weight-asian="bold" style:font-size-complex="14pt" style:font-weight-complex="bold"/>
    </style:style>
    <style:style style:name="P18"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05e14e" officeooo:paragraph-rsid="000fde1b" style:font-size-asian="14pt" style:font-weight-asian="bold" style:font-size-complex="14pt" style:font-weight-complex="bold"/>
    </style:style>
    <style:style style:name="T1" style:family="text">
      <style:text-properties officeooo:rsid="001270a3"/>
    </style:style>
    <style:style style:name="T2" style:family="text">
      <style:text-properties officeooo:rsid="0007287a"/>
    </style:style>
    <style:style style:name="T3" style:family="text">
      <style:text-properties fo:font-style="italic" officeooo:rsid="002534ab" style:font-style-asian="italic" style:font-style-complex="italic"/>
    </style:style>
    <style:style style:name="T4" style:family="text">
      <style:text-properties fo:font-style="italic" officeooo:rsid="00267c91" style:font-style-asian="italic" style:font-style-complex="italic"/>
    </style:style>
    <style:style style:name="T5" style:family="text">
      <style:text-properties fo:font-style="italic" officeooo:rsid="00293547" style:font-style-asian="italic" style:font-style-complex="italic"/>
    </style:style>
    <style:style style:name="T6" style:family="text">
      <style:text-properties fo:font-style="italic" officeooo:rsid="002a4b89" style:font-style-asian="italic" style:font-style-complex="italic"/>
    </style:style>
    <style:style style:name="T7" style:family="text">
      <style:text-properties fo:font-style="italic" officeooo:rsid="002a6332" style:font-style-asian="italic" style:font-style-complex="italic"/>
    </style:style>
    <style:style style:name="T8" style:family="text">
      <style:text-properties fo:font-style="italic" officeooo:rsid="002aa88d" style:font-style-asian="italic" style:font-style-complex="italic"/>
    </style:style>
    <style:style style:name="T9" style:family="text">
      <style:text-properties fo:font-style="italic" officeooo:rsid="002b4d0a"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d0b73" style:font-style-asian="normal" style:font-style-complex="normal"/>
    </style:style>
    <style:style style:name="T12" style:family="text">
      <style:text-properties fo:font-style="normal" officeooo:rsid="000fde1b" style:font-style-asian="normal" style:font-style-complex="normal"/>
    </style:style>
    <style:style style:name="T13" style:family="text">
      <style:text-properties fo:font-style="normal" officeooo:rsid="00196937" style:font-style-asian="normal" style:font-style-complex="normal"/>
    </style:style>
    <style:style style:name="T14" style:family="text">
      <style:text-properties fo:font-style="normal" officeooo:rsid="002109d9" style:font-style-asian="normal" style:font-style-complex="normal"/>
    </style:style>
    <style:style style:name="T15" style:family="text">
      <style:text-properties fo:font-style="normal" officeooo:rsid="002534ab" style:font-style-asian="normal" style:font-style-complex="normal"/>
    </style:style>
    <style:style style:name="T16" style:family="text">
      <style:text-properties fo:font-style="normal" officeooo:rsid="00267c91" style:font-style-asian="normal" style:font-style-complex="normal"/>
    </style:style>
    <style:style style:name="T17" style:family="text">
      <style:text-properties fo:font-style="normal" officeooo:rsid="002a4b89" style:font-style-asian="normal" style:font-style-complex="normal"/>
    </style:style>
    <style:style style:name="T18" style:family="text">
      <style:text-properties fo:font-style="normal" officeooo:rsid="002a6332" style:font-style-asian="normal" style:font-style-complex="normal"/>
    </style:style>
    <style:style style:name="T19" style:family="text">
      <style:text-properties fo:font-style="normal" officeooo:rsid="002aa88d" style:font-style-asian="normal" style:font-style-complex="normal"/>
    </style:style>
    <style:style style:name="T20" style:family="text">
      <style:text-properties officeooo:rsid="00243c05"/>
    </style:style>
    <style:style style:name="T21" style:family="text">
      <style:text-properties officeooo:rsid="002534ab"/>
    </style:style>
    <style:style style:name="T22" style:family="text">
      <style:text-properties officeooo:rsid="00267c91"/>
    </style:style>
    <style:style style:name="T23" style:family="text">
      <style:text-properties officeooo:rsid="00293547"/>
    </style:style>
    <style:style style:name="T24" style:family="text">
      <style:text-properties officeooo:rsid="002a4b89"/>
    </style:style>
    <style:style style:name="T25" style:family="text">
      <style:text-properties officeooo:rsid="002a6332"/>
    </style:style>
    <style:style style:name="T26" style:family="text">
      <style:text-properties officeooo:rsid="002aa88d"/>
    </style:style>
    <style:style style:name="T27" style:family="text">
      <style:text-properties officeooo:rsid="002b4d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rtial DUVERNEIX</text:p>
      <text:p text:style-name="P8">Teiki PEPIN</text:p>
      <text:p text:style-name="P3"><text:line-break/>Rapport</text:p>
      <text:p text:style-name="P2"><text:span text:style-name="T2">S</text:span>ystème<text:span text:style-name="T2">s</text:span> d’exploitation </text:p>
      <text:p text:style-name="P4">Projet <text:span text:style-name="T20">2</text:span> : <text:span text:style-name="T20">Multithreading</text:span></text:p>
      <text:p text:style-name="P1"/>
      <text:p text:style-name="P1"/>
      <text:p text:style-name="P9">I – Bilan :</text:p>
      <text:p text:style-name="P5"/>
      <text:p text:style-name="P15"/>
      <text:p text:style-name="P16"><text:tab/>Dans le cadre de la mise en place d’un <text:span text:style-name="T21">système de multithreading, nous avons commencé par l’étude du fonctionnement des threads sous Nachos. Ces threads sont alloués et initialisés dans le fichier </text:span><text:span text:style-name="T3">threads/thread.h</text:span><text:span text:style-name="T15"> via les fonctions </text:span><text:span text:style-name="T3">Thread(const char *debugName)</text:span><text:span text:style-name="T15"> et </text:span><text:span text:style-name="T3">void Start(…)</text:span><text:span text:style-name="T15">. La pile d’un thread est de type </text:span><text:span text:style-name="T3">AddrSpace</text:span><text:span text:style-name="T15"> dans </text:span><text:span text:style-name="T3">thread.h</text:span><text:span text:style-name="T15">.</text:span></text:p>
      <text:p text:style-name="P16"><text:span text:style-name="T15"/></text:p>
      <text:p text:style-name="P16"><text:span text:style-name="T15"><text:tab/>La création d’un thread pourrait échouer dans les cas où la pile n’aurait pas suffisamment de place disponible ou si le constructeur </text:span><text:span text:style-name="T3">Thread(…)</text:span><text:span text:style-name="T15"> ne fonctionne pas. Nous avons ensuite procédé à la création des fonctions nécessaires </text:span><text:span text:style-name="T16">à la création et la destruction des threads dans le fichier </text:span><text:span text:style-name="T4">userthread.cc</text:span><text:span text:style-name="T16">.</text:span></text:p>
      <text:p text:style-name="P16"><text:span text:style-name="T16"/></text:p>
      <text:p text:style-name="P16"><text:span text:style-name="T16"><text:tab/>Nous avons ensuite rajouté 2 sémaphores à notre classe </text:span><text:span text:style-name="T4">SynchConsole</text:span><text:span text:style-name="T16"> afin d’empêcher l’accès simultané aux entrées-sorties. Un sémaphore est utilisé pour </text:span><text:span text:style-name="T4">SynchPutChar</text:span><text:span text:style-name="T16"> et </text:span><text:span text:style-name="T4">SynchGetChar</text:span><text:span text:style-name="T16">, tandis que l’autre est utilisée dans les </text:span><text:span text:style-name="T4">SynchGetString </text:span><text:span text:style-name="T16">et </text:span><text:span text:style-name="T4">SynchPutString</text:span><text:span text:style-name="T16"> afin d’empêcher que l’affichage ou l’entrée d’un string soit interrompue par un autre.</text:span></text:p>
      <text:p text:style-name="P16"><text:span text:style-name="T16"/></text:p>
      <text:p text:style-name="P16"><text:span text:style-name="T16"><text:tab/></text:span><text:span text:style-name="T17">Dans le cas où le thread créé et le thread initial utilisent tous les deux </text:span><text:span text:style-name="T6">ThreadExit()</text:span><text:span text:style-name="T17">, </text:span><text:span text:style-name="T6">Nachos</text:span><text:span text:style-name="T17"> ne fait jamais appel à </text:span><text:span text:style-name="T6">Halt()</text:span><text:span text:style-name="T17"> et ne se termine pas. Ceci a été corrigé en ajoutant un compteur </text:span><text:span text:style-name="T6">int cptThreads</text:span><text:span text:style-name="T17"> dans </text:span><text:span text:style-name="T6">addrspace.h</text:span><text:span text:style-name="T17"> qui est incrémenté à la création d’un thread et décrémenté à sa destruction. Ces opérations sont protégées par un sémaphore </text:span><text:span text:style-name="T6">semCompteur</text:span><text:span text:style-name="T17">.</text:span></text:p>
      <text:p text:style-name="P16"><text:span text:style-name="T17"/></text:p>
      <text:p text:style-name="P16"><text:span text:style-name="T17"><text:tab/>Lorsque l’on essaye de créer plusieurs threads, la pile du nouveau thread écrase la position en mémoire de thread créé précédemment. On corrige cela en affectant une position dans la pile à chaque thread créé en fonction du nombre actuel de threads existants.</text:span></text:p>
      <text:p text:style-name="P16"><text:span text:style-name="T17"/></text:p>
      <text:p text:style-name="P16"><text:span text:style-name="T17"><text:tab/></text:span><text:span text:style-name="T18">Enfin, nous implémentons la classe </text:span><text:span text:style-name="T7">BitMap</text:span><text:span text:style-name="T18"> pour gérer les positions dans la pile actuellement utilisées par les threads courants. Cela nous permet d’entièrement supprimer le risque de débordement de pile </text:span><text:span text:style-name="T19">et d’allouer à nouveau un thread dans un emplacement libéré par un thread précédent.</text:span></text:p>
      <text:p text:style-name="P18"><text:span text:style-name="T11">I</text:span><text:span text:style-name="T12">I</text:span><text:span text:style-name="T11"> – </text:span><text:span text:style-name="T12">Points délicats </text:span><text:span text:style-name="T19">&amp;</text:span><text:span text:style-name="T13"> </text:span><text:span text:style-name="T19">l</text:span><text:span text:style-name="T13">imitations :</text:span></text:p>
      <text:p text:style-name="P17"><text:span text:style-name="T13"/></text:p>
      <text:p text:style-name="P14"><text:span text:style-name="T27"><text:tab/>Initialement, la création des fonctions </text:span><text:span text:style-name="T9">do_ThreadCreate</text:span><text:span text:style-name="T27"> et </text:span><text:span text:style-name="T9">StartUserThread</text:span><text:span text:style-name="T27"> a posé de nombreuses difficultés. Plus particulièrement, un point critique est notre implémentation d’un </text:span><text:span text:style-name="T9">typedef struct {…} structSchmurtz</text:span><text:span text:style-name="T27"> afin de transmettre la fonction et son argument à lancer via un seul </text:span><text:span text:style-name="T9">void*</text:span><text:span text:style-name="T27">.</text:span></text:p>
      <text:p text:style-name="P6"/>
      <text:p text:style-name="P6"><text:tab/><text:span text:style-name="T27">Pour protéger nos entrées-sorties, nous avons utilisé les sémaphores directement au lieu des verrous.</text:span></text:p>
      <text:p text:style-name="P6"/>
      <text:p text:style-name="P12"><text:span text:style-name="T22"><text:tab/>Après implémentation de </text:span><text:span text:style-name="T8">BitMap</text:span><text:span text:style-name="T26">, il est nécessaire d’utiliser l’ordonnancement préemptif en exécutant </text:span><text:span text:style-name="T8">Nachos</text:span><text:span text:style-name="T26"> sur le nombre de threads que l’on souhaite créer. Ainsi, pour un programme qui prévoit de lancer un total de 9 threads, il faut le paramètre "</text:span><text:span text:style-name="T8">-rs 123456789</text:span><text:span text:style-name="T26">". Dans le cas où cela n’est pas fourni, certains threads risquent de se terminer au cours de leur exécution.</text:span></text:p>
      <text:p text:style-name="P12"/>
      <text:p text:style-name="P12"><text:tab/><text:span text:style-name="T27">Les questions traitant de la terminaison automatique et de remonter l’accès aux sémaphores au niveau utilisateur n’ont pas été traitées.</text:span></text:p>
      <text:p text:style-name="P10"><text:span text:style-name="T11">I</text:span><text:span text:style-name="T19">II</text:span><text:span text:style-name="T14"> - Tests</text:span><text:span text:style-name="T10"> :</text:span></text:p>
      <text:p text:style-name="P7"/>
      <text:p text:style-name="P11"><text:tab/><text:span text:style-name="T22">Au bout de la première partie, nous avons mis en place un programme de test dans </text:span><text:span text:style-name="T4">makethreads.c</text:span><text:span text:style-name="T22"> qui nous a permis de vérifier le bon fonctionnement de la création d’un unique thread supplémentaire à partir du </text:span><text:span text:style-name="T4">main</text:span><text:span text:style-name="T22">. Le </text:span><text:span text:style-name="T4">main</text:span><text:span text:style-name="T22"> fait alors utilisation d’une boucle infinie pour éviter que celui-ci se termine avant que le thread créé est fini son exécution.</text:span></text:p>
      <text:p text:style-name="P11"/>
      <text:p text:style-name="P11"><text:tab/><text:span text:style-name="T23">En début de deuxième partie, le programme de test fut modifié afin de confirmer que les threads n’aient pas accès à la console de manière simultané et qu’un </text:span><text:span text:style-name="T5">PutString</text:span><text:span text:style-name="T23"> ne puisse en interrompre un autre.</text:span></text:p>
      <text:p text:style-name="P11"><text:tab/></text:p>
      <text:p text:style-name="P11"><text:tab/><text:span text:style-name="T24">Avant d’utiliser la classe </text:span><text:span text:style-name="T6">BitMap</text:span><text:span text:style-name="T24"> pour gérer les emplacements des threads dans la mémoire, notre programme de test nous permettait de lancer 3 threads en plus du thread initial et de faire des affichages en simultané.</text:span></text:p>
      <text:p text:style-name="P11"/>
      <text:p text:style-name="P11"><text:tab/><text:span text:style-name="T25">Une fois le </text:span><text:span text:style-name="T7">BitMap</text:span><text:span text:style-name="T25"> intégré à nos classes, nous avons modifié notre programme de test afin de lancer 9 threads à partir du </text:span><text:span text:style-name="T7">main</text:span><text:span text:style-name="T25">. Cela nous permet d’avoir 6 d’entre eux qui s’exécutent entièrement et les 3 autres qui renvoient un code d’erreur correspondant à une pile surchargée. Tous les threads y compris le thread initial se terminent correctement avant que Nachos se termine à son t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270a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3</text:page-number></text:span>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3:17:29.896959172</meta:creation-date>
    <dc:date>2017-11-17T17:50:46.316143192</dc:date>
    <meta:editing-duration>PT1H25M33S</meta:editing-duration>
    <meta:editing-cycles>14</meta:editing-cycles>
    <meta:generator>LibreOffice/5.2.7.2$Linux_X86_64 LibreOffice_project/20m0$Build-2</meta:generator>
    <meta:document-statistic meta:table-count="0" meta:image-count="0" meta:object-count="0" meta:page-count="3" meta:paragraph-count="24" meta:word-count="655" meta:character-count="4114" meta:non-whitespace-character-count="3461"/>
  </office:meta>
</office:document-meta>
</file>